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d3344" officeooo:paragraph-rsid="000d3344"/>
    </style:style>
    <style:style style:name="P2" style:family="paragraph" style:parent-style-name="Text_20_body">
      <style:text-properties officeooo:rsid="00118730" officeooo:paragraph-rsid="00118730"/>
    </style:style>
    <style:style style:name="P3" style:family="paragraph" style:parent-style-name="Text_20_body">
      <style:text-properties officeooo:paragraph-rsid="0014bc70"/>
    </style:style>
    <style:style style:name="P4" style:family="paragraph" style:parent-style-name="Text_20_body">
      <style:text-properties officeooo:rsid="001a0a4c" officeooo:paragraph-rsid="001a0a4c"/>
    </style:style>
    <style:style style:name="T1" style:family="text">
      <style:text-properties style:font-name="Liberation Sans" fo:font-size="18pt" fo:language="en" fo:country="US" fo:font-weight="bold" style:font-name-asian="Microsoft YaHei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<text:text-input text:description="">{{ title }}</text:text-input></text:span><text:span text:style-name="T1"><text:text-input text:description=""/></text:span></text:p>
      <text:p text:style-name="P3"><text:text-input text:description="">{% for name in names %}</text:text-input><text:text-input text:description=""/></text:p>
      <text:p text:style-name="P3">Seu nome é {{ name }}</text:p>
      <text:p text:style-name="P3"><text:text-input text:description="">{% endfor %}</text:text-input><text:text-input text:description=""/></text:p>
      <text:p text:style-name="P2">dfgggg</text:p>
      <text:p text:style-name="Text_20_body"><text:text-input text:description="">{{ image(myimage, 100) }}</text:text-input><text:text-input text:description=""/></text:p>
      <text:p text:style-name="Text_20_body"/>
      <text:p text:style-name="P4">Colado</text:p>
      <text:p text:style-name="Text_20_body"><text:text-input text:description="">{% for person in people %}</text:text-input><text:text-input text:description=""/></text:p>
      <text:p text:style-name="Text_20_body"><text:text-input text:description="">{{ subdoc('person.odt', person=person) }}</text:text-input></text:p>
      <text:p text:style-name="Text_20_body"><text:text-input text:description="">{% endfor %}</text:text-input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WWNum1" style:class="text">
      <style:text-properties fo:font-size="18pt" fo:font-weight="bold" style:font-size-asian="18pt" style:font-weight-asian="bold" style:font-size-complex="18pt" style:font-weight-complex="bold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2</meta:editing-cycles>
    <meta:creation-date>2023-11-10T08:24:00</meta:creation-date>
    <dc:date>2023-11-15T20:01:51.840084518</dc:date>
    <dc:language>pt-BR</dc:language>
    <meta:editing-duration>PT1H36M9S</meta:editing-duration>
    <meta:generator>LibreOffice/7.5.8.2$Linux_X86_64 LibreOffice_project/50$Build-2</meta:generator>
    <meta:document-statistic meta:table-count="0" meta:image-count="0" meta:object-count="0" meta:page-count="1" meta:paragraph-count="10" meta:word-count="61" meta:character-count="207" meta:non-whitespace-character-count="180"/>
    <meta:user-defined meta:name="AppVersion">16.0000</meta:user-defined>
    <meta:template xlink:type="simple" xlink:actuate="onRequest" xlink:title="Normal.dotm" xlink:href=""/>
  </office:meta>
</office:document-meta>
</file>